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bf3" officeooo:paragraph-rsid="000b5bf3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b5bf3" officeooo:paragraph-rsid="000b5bf3" style:font-size-asian="15pt" style:font-weight-asian="bold" style:font-size-complex="15pt" style:font-weight-complex="bold"/>
    </style:style>
    <style:style style:name="P3" style:family="paragraph" style:parent-style-name="Standard">
      <style:text-properties fo:font-weight="normal" officeooo:rsid="003b5f20" officeooo:paragraph-rsid="003b5f2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8pt" officeooo:rsid="00164ef4" officeooo:paragraph-rsid="002dc851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64ef4" officeooo:paragraph-rsid="002dc851" style:font-size-asian="15.75pt" style:font-weight-asian="normal" style:font-size-complex="18pt" style:font-weight-complex="normal"/>
    </style:style>
    <style:style style:name="P6" style:family="paragraph" style:parent-style-name="Standard">
      <style:text-properties officeooo:rsid="002f8c5a" officeooo:paragraph-rsid="002f8c5a"/>
    </style:style>
    <style:style style:name="P7" style:family="paragraph" style:parent-style-name="Standard">
      <style:text-properties officeooo:rsid="0034b3d1" officeooo:paragraph-rsid="000b5bf3"/>
    </style:style>
    <style:style style:name="P8" style:family="paragraph" style:parent-style-name="Standard">
      <style:text-properties officeooo:rsid="0037b45b" officeooo:paragraph-rsid="0037b45b"/>
    </style:style>
    <style:style style:name="P9" style:family="paragraph" style:parent-style-name="Standard">
      <style:text-properties officeooo:rsid="003b5f20" officeooo:paragraph-rsid="003b5f20"/>
    </style:style>
    <style:style style:name="P10" style:family="paragraph" style:parent-style-name="Standard">
      <style:text-properties fo:font-weight="normal" officeooo:rsid="0037b45b" officeooo:paragraph-rsid="003b5f20" style:font-weight-asian="normal" style:font-weight-complex="normal"/>
    </style:style>
    <style:style style:name="P11" style:family="paragraph" style:parent-style-name="Standard">
      <style:text-properties fo:font-weight="normal" officeooo:rsid="002a5bf9" officeooo:paragraph-rsid="002a5bf9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2a5bf9" officeooo:paragraph-rsid="002a5bf9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8pt" style:font-size-asian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dc851"/>
    </style:style>
    <style:style style:name="T3" style:family="text">
      <style:text-properties officeooo:rsid="0036b308"/>
    </style:style>
    <style:style style:name="T4" style:family="text">
      <style:text-properties officeooo:rsid="00397fad"/>
    </style:style>
    <style:style style:name="T5" style:family="text">
      <style:text-properties officeooo:rsid="003ad53f"/>
    </style:style>
    <style:style style:name="T6" style:family="text">
      <style:text-properties officeooo:rsid="003b5f20"/>
    </style:style>
    <style:style style:name="T7" style:family="text">
      <style:text-properties officeooo:rsid="003bdc67"/>
    </style:style>
    <style:style style:name="T8" style:family="text">
      <style:text-properties officeooo:rsid="003c80a4"/>
    </style:style>
    <style:style style:name="T9" style:family="text">
      <style:text-properties fo:color="#000000" style:font-name="Courier New" fo:font-size="18pt" style:font-size-asian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.E.S. El Rincón</text:p>
      <text:p text:style-name="P5">Departamento de Informática</text:p>
      <text:p text:style-name="P2"/>
      <text:p text:style-name="P2"><text:span text:style-name="T2">MODULO DE</text:span> PROGRAMACION</text:p>
      <text:p text:style-name="P2"><text:span text:style-name="T4">ULTIMO</text:span> <text:span text:style-name="T3">CONTROL PREVIO EXAMEN</text:span></text:p>
      <text:p text:style-name="P2"/>
      <text:p text:style-name="P6">2<text:span text:style-name="T3">1</text:span> <text:span text:style-name="T5">de</text:span> Mayo de 2018</text:p>
      <text:p text:style-name="P1"/>
      <text:p text:style-name="P1"/>
      <text:p text:style-name="P7"/>
      <text:p text:style-name="P1"/>
      <text:p text:style-name="P1"/>
      <text:p text:style-name="P8"><text:span text:style-name="T1">ENUNCIADO DEL EJERCICIO</text:span>: <text:s/>Se adjunta un fichero , “jugadores.obj”.</text:p>
      <text:p text:style-name="P8"/>
      <text:p text:style-name="P8">El fichero contiene en formato binario los jugadores <text:span text:style-name="T7">TRES </text:span>equipos de f<text:span text:style-name="T6">ú</text:span>tbol: <text:span text:style-name="T7">Real Madrid, Barcelona y Sevilla.</text:span></text:p>
      <text:p text:style-name="P8"/>
      <text:p text:style-name="P8">Cada registro del fichero es <text:span text:style-name="T1">un</text:span> objeto de la clase Jugador.</text:p>
      <text:p text:style-name="P8"/>
      <text:p text:style-name="P8">Se adjunta la clase Jugador y la clase Persona, de la que extiende la primera.</text:p>
      <text:p text:style-name="P8"/>
      <text:p text:style-name="P9">Se pide :</text:p>
      <text:p text:style-name="P9"/>
      <text:p text:style-name="P9">Un listado con l<text:span text:style-name="T8">a salida </text:span><text:s/>siguiente:</text:p>
      <text:p text:style-name="P9"/>
      <text:p text:style-name="P10"><text:span text:style-name="T9"><text:tab/><text:tab/><text:tab/> ESTADISTICA DE EQUIPOS ESPAÑOLES</text:span></text:p>
      <text:p text:style-name="P14"/>
      <text:p text:style-name="P13"><text:span text:style-name="T9"><text:s/></text:span></text:p>
      <text:p text:style-name="P13"><text:span text:style-name="T9">EQUIPO: <text:tab/><text:tab/>REAL MADRID</text:span></text:p>
      <text:p text:style-name="P13"><text:span text:style-name="T9"><text:tab/>BALE <text:s text:c="5"/><text:tab/>1998-08-15 <text:s/><text:tab/>19<text:tab/>15</text:span></text:p>
      <text:p text:style-name="P13"><text:span text:style-name="T9"><text:tab/>BALE2 <text:s text:c="5"/><text:tab/>1996-08-15 <text:s/><text:tab/>21<text:tab/>1</text:span></text:p>
      <text:p text:style-name="P13"><text:span text:style-name="T9"><text:tab/>BALE4 <text:s text:c="5"/><text:tab/>1996-08-15 <text:s/><text:tab/>21<text:tab/>5</text:span></text:p>
      <text:p text:style-name="P13"><text:span text:style-name="T9"><text:tab/>BALE8 <text:s text:c="5"/><text:tab/>1998-08-15 <text:s/><text:tab/>19<text:tab/>5</text:span></text:p>
      <text:p text:style-name="P13"><text:span text:style-name="T9"><text:tab/>BALE2 <text:s text:c="5"/><text:tab/>1996-08-15 <text:s/><text:tab/>21<text:tab/>15</text:span></text:p>
      <text:p text:style-name="P13"><text:span text:style-name="T9"><text:tab/>BALE9 <text:s text:c="5"/><text:tab/>1996-08-15 <text:s/><text:tab/>21<text:tab/>1</text:span></text:p>
      <text:p text:style-name="P13"><text:span text:style-name="T9"><text:tab/>BALE6 <text:s text:c="5"/><text:tab/>1998-08-15 <text:s/><text:tab/>19<text:tab/>7</text:span></text:p>
      <text:p text:style-name="P13"><text:span text:style-name="T9"><text:tab/>BALE7 <text:s text:c="5"/><text:tab/>1996-08-15 <text:s/><text:tab/>21<text:tab/>5</text:span></text:p>
      <text:p text:style-name="P14"/>
      <text:p text:style-name="P13"><text:span text:style-name="T9">TOTAL GOLES EQUIPO : <text:tab/><text:tab/><text:tab/><text:tab/>54</text:span></text:p>
      <text:p text:style-name="P13"><text:span text:style-name="T9">EDAD MEDIA EQUIPO : <text:tab/><text:tab/><text:tab/>20</text:span></text:p>
      <text:p text:style-name="P14"/>
      <text:p text:style-name="P14"/>
      <text:p text:style-name="P13"><text:soft-page-break/><text:span text:style-name="T9">EQUIPO: <text:tab/><text:tab/>BARCELONA</text:span></text:p>
      <text:p text:style-name="P13"><text:span text:style-name="T9"><text:tab/>INIESTA <text:s text:c="5"/><text:tab/> <text:s text:c="2"/>1979-08-15 <text:s/><text:tab/>38<text:tab/>7</text:span></text:p>
      <text:p text:style-name="P13"><text:span text:style-name="T9"><text:tab/>INIESTA1 <text:s text:c="5"/><text:tab/>1969-08-15 <text:s/><text:tab/>48<text:tab/>3</text:span></text:p>
      <text:p text:style-name="P13"><text:span text:style-name="T9"><text:tab/>INIESTA2 <text:s text:c="5"/><text:tab/>1999-08-15 <text:s/><text:tab/>18<text:tab/>0</text:span></text:p>
      <text:p text:style-name="P13"><text:span text:style-name="T9"><text:tab/>INIESTA5 <text:s text:c="5"/><text:tab/>1999-08-15 <text:s/><text:tab/>18<text:tab/>4</text:span></text:p>
      <text:p text:style-name="P13"><text:span text:style-name="T9"><text:tab/>INIESTA <text:s text:c="6"/><text:tab/>1999-08-15 <text:s/><text:tab/>18<text:tab/>10</text:span></text:p>
      <text:p text:style-name="P13"><text:span text:style-name="T9"><text:tab/>INIESTA9 <text:s text:c="5"/><text:tab/>1999-08-15 <text:s/><text:tab/>18<text:tab/>2</text:span></text:p>
      <text:p text:style-name="P13"><text:span text:style-name="T9"><text:tab/>INIESTA3 <text:s text:c="5"/><text:tab/>1999-08-15 <text:s/><text:tab/>18<text:tab/>4</text:span></text:p>
      <text:p text:style-name="P14"/>
      <text:p text:style-name="P13"><text:span text:style-name="T9">TOTAL GOLES EQUIPO : <text:tab/><text:tab/><text:tab/><text:tab/>30</text:span></text:p>
      <text:p text:style-name="P13"><text:span text:style-name="T9">EDAD MEDIA EQUIPO : <text:tab/><text:tab/><text:tab/>25</text:span></text:p>
      <text:p text:style-name="P14"/>
      <text:p text:style-name="P14"/>
      <text:p text:style-name="P13"><text:span text:style-name="T9">EQUIPO: <text:tab/><text:tab/>SEVILLA</text:span></text:p>
      <text:p text:style-name="P13"><text:span text:style-name="T9"><text:tab/>JOAQUIN3 <text:s text:c="5"/><text:tab/>1998-08-15 <text:s/><text:tab/>19<text:tab/>5</text:span></text:p>
      <text:p text:style-name="P13"><text:span text:style-name="T9"><text:tab/>JOAQUIN5 <text:s text:c="5"/><text:tab/>1996-08-15 <text:s/><text:tab/>21<text:tab/>2</text:span></text:p>
      <text:p text:style-name="P13"><text:span text:style-name="T9"><text:tab/>JOAQUIN7 <text:s text:c="5"/><text:tab/>1996-08-15 <text:s/><text:tab/>21<text:tab/>6</text:span></text:p>
      <text:p text:style-name="P13"><text:span text:style-name="T9"><text:tab/>JOAQUIN3 <text:s text:c="5"/><text:tab/>1998-08-15 <text:s/><text:tab/>19<text:tab/>5</text:span></text:p>
      <text:p text:style-name="P13"><text:span text:style-name="T9"><text:tab/>JOAQUIN2 <text:s text:c="5"/><text:tab/>1999-08-15 <text:s/><text:tab/>18<text:tab/>0</text:span></text:p>
      <text:p text:style-name="P13"><text:span text:style-name="T9"><text:tab/>JOAQUIN5 <text:s text:c="5"/><text:tab/>1996-08-15 <text:s/><text:tab/>21<text:tab/>1</text:span></text:p>
      <text:p text:style-name="P14"/>
      <text:p text:style-name="P13"><text:span text:style-name="T9">TOTAL GOLES EQUIPO : <text:tab/><text:tab/><text:tab/><text:tab/>19</text:span></text:p>
      <text:p text:style-name="P13"><text:span text:style-name="T9">EDAD MEDIA EQUIPO : <text:tab/><text:tab/><text:tab/>19</text:span></text:p>
      <text:p text:style-name="P14"/>
      <text:p text:style-name="P14"/>
      <text:p text:style-name="P13"><text:span text:style-name="T9">TOTAL GOLES LIGA : 103</text:span></text:p>
      <text:p text:style-name="P13"><text:span text:style-name="T9">EDAD MEDIA LIGA : <text:tab/><text:tab/><text:tab/>21</text:span></text:p>
      <text:p text:style-name="P10"/>
      <text:p text:style-name="P11"/>
      <text:p text:style-name="P11"/>
      <text:p text:style-name="P11"/>
      <text:p text:style-name="P12">Suer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08:54:06.014000000</meta:creation-date>
    <dc:date>2018-05-15T18:05:58.418000000</dc:date>
    <meta:editing-duration>PT3H29M10S</meta:editing-duration>
    <meta:editing-cycles>38</meta:editing-cycles>
    <meta:generator>LibreOffice/5.3.1.2$Windows_x86 LibreOffice_project/e80a0e0fd1875e1696614d24c32df0f95f03deb2</meta:generator>
    <meta:document-statistic meta:table-count="0" meta:image-count="0" meta:object-count="0" meta:page-count="2" meta:paragraph-count="46" meta:word-count="215" meta:character-count="1443" meta:non-whitespace-character-count="1043"/>
  </office:meta>
</office:document-meta>
</file>